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2"/>
    <style:style style:name="P5" style:family="paragraph" style:parent-style-name="Standard" style:list-style-name="L2">
      <style:text-properties style:font-name="LMMono1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3"/>
    <style:style style:name="P9" style:family="paragraph" style:parent-style-name="Standard" style:list-style-name="L4">
      <style:text-properties style:font-name="LMMono10"/>
    </style:style>
    <style:style style:name="P10" style:family="paragraph" style:parent-style-name="Text_20_body" style:list-style-name="L1"/>
    <style:style style:name="P11" style:family="paragraph" style:parent-style-name="Text_20_body" style:list-style-name="L1">
      <style:paragraph-properties fo:margin-top="0in" fo:margin-bottom="0in"/>
    </style:style>
    <style:style style:name="P12" style:family="paragraph" style:parent-style-name="Text_20_body" style:list-style-name="L1">
      <style:paragraph-properties fo:margin-top="0in" fo:margin-bottom="0in"/>
      <style:text-properties style:font-name="LMMono10"/>
    </style:style>
    <style:style style:name="T1" style:family="text">
      <style:text-properties style:font-name="LMMono10"/>
    </style:style>
    <style:style style:name="T2" style:family="text">
      <style:text-properties fo:font-style="italic" style:font-style-asian="italic" style:font-style-complex="italic"/>
    </style:style>
    <style:style style:name="T3" style:family="text">
      <style:text-properties style:font-name="LMMono1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To Guide for MCL2.0a</text:p>
      <text:p text:style-name="P2">Matt Schmill</text:p>
      <text:p text:style-name="P2">8/23/2011</text:p>
      <text:p text:style-name="P2"/>
      <text:p text:style-name="P3"/>
      <text:p text:style-name="P3"/>
      <text:p text:style-name="P3"/>
      <text:p text:style-name="P3">The following tasks are common to integration efforts.</text:p>
      <text:p text:style-name="P3"/>
      <text:p text:style-name="P1">How do I create a response fringe for my host?</text:p>
      <text:p text:style-name="P3"/>
      <text:p text:style-name="P3">This is accomplished by adding concrete responses to the response ontology.</text:p>
      <text:p text:style-name="P3"/>
      <text:list xml:id="list1433328172" text:style-name="L3">
        <text:list-item>
          <text:p text:style-name="P8">Create a new ontology file to hold your fringe nodes.</text:p>
        </text:list-item>
        <text:list-item>
          <text:p text:style-name="P8">Use the 'include' directive to include CORE ontologies.</text:p>
        </text:list-item>
        <text:list-item>
          <text:p text:style-name="P8">Add fringe nodes for the concrete responses to your host, linking them in to the existing response ontology. You can use the extended CRC code to avoid having to create new symbols.<text:line-break/><text:span text:style-name="T1">node concResponse(name=rebuildDecisionTrees,<text:line-break/> doc="rebuild decision trees used to model X.",<text:line-break/> code=crc_extended_code)<text:line-break/>link specification(src=rebuildPredictiveModels,dst=rebuildDecisionTrees)</text:span></text:p>
        </text:list-item>
      </text:list>
      <text:p text:style-name="P3"/>
      <text:p text:style-name="P3">You will need to re-run the mclconfig program to generate default CPTs that incorporate your new ontology structure.</text:p>
      <text:p text:style-name="P3"/>
      <text:list xml:id="list1272072720" text:style-name="L4">
        <text:list-item>
          <text:p text:style-name="P9">make config</text:p>
        </text:list-item>
        <text:list-item>
          <text:p text:style-name="P9">bin/mclconfig cpt myOntology default</text:p>
        </text:list-item>
      </text:list>
      <text:p text:style-name="P3"/>
      <text:p text:style-name="P1">How do I add a sensor class to MCL?</text:p>
      <text:p text:style-name="P1"/>
      <text:list xml:id="list999505089" text:style-name="L1">
        <text:list-item>
          <text:p text:style-name="P11">add a symbol entry to the “SC” group in utils/symbols.def<text:line-break/><text:span text:style-name="T1">psym MYSCLASS SC</text:span></text:p>
        </text:list-item>
        <text:list-item>
          <text:p text:style-name="P11"><text:span text:style-name="T1">make clean</text:span> </text:p>
        </text:list-item>
        <text:list-item>
          <text:p text:style-name="P12">make install </text:p>
        </text:list-item>
        <text:list-item>
          <text:p text:style-name="P11">add a node to your ontology fringe<text:line-break/><text:span text:style-name="T1">node concInd(name=sc:mysclass)</text:span> </text:p>
        </text:list-item>
        <text:list-item>
          <text:p text:style-name="P11">link the sensor class node into the ontology core<text:line-break/><text:span text:style-name="T1">link abstraction(src=sc:mysclass,dst=observable)</text:span><text:line-break/>(actually there should probably be a hierarchy of sclasses here) </text:p>
        </text:list-item>
        <text:list-item>
          <text:p text:style-name="P11"><text:span text:style-name="T1">make config</text:span> </text:p>
        </text:list-item>
        <text:list-item>
          <text:p text:style-name="P10">tweak your CPTs</text:p>
        </text:list-item>
      </text:list>
      <text:p text:style-name="Text_20_body"/>
      <text:p text:style-name="P1">How do I add an expectation class to MCL?</text:p>
      <text:p text:style-name="P1"/>
      <text:p text:style-name="P3">Replace all instances of XXX with your expectation name.</text:p>
      <text:p text:style-name="P1"/>
      <text:list xml:id="list910902607" text:style-name="L2">
        <text:list-item>
          <text:p text:style-name="P4"><text:soft-page-break/>add symbol to symbols.def<text:line-break/><text:span text:style-name="T1">psym XXX_EXPECTATION EC <text:s text:c="6"/>//!&lt; expectation: always remain legal</text:span></text:p>
        </text:list-item>
        <text:list-item>
          <text:p text:style-name="P4">add class def to expectations.h (use examples, make sure you subclass!)</text:p>
        </text:list-item>
        <text:list-item>
          <text:p text:style-name="P4">implement mandatory methods in expectations.cc</text:p>
          <text:list>
            <text:list-item>
              <text:p text:style-name="P5">XXX::violation()</text:p>
            </text:list-item>
            <text:list-item>
              <text:p text:style-name="P5">XXX::describe()</text:p>
            </text:list-item>
            <text:list-item>
              <text:p text:style-name="P5">XXX::baseClassName()</text:p>
            </text:list-item>
          </text:list>
        </text:list-item>
        <text:list-item>
          <text:p text:style-name="P4">implement XXX::addLinkTags() in dynamicILinks.cc<text:line-break/>see examples in expectations.cc – the expectation class can induce initial activation in the indications ontology here</text:p>
        </text:list-item>
        <text:list-item>
          <text:p text:style-name="P4">add a factory method to expectationFactory (expectations.cc)<text:line-break/>these are basically wrapper functions for the expectation constructor<text:line-break/><text:span text:style-name="T1">mclExp* expectationFactory::makeXXXExp(mcl *m, … )</text:span></text:p>
        </text:list-item>
        <text:list-item>
          <text:p text:style-name="P4">add cases for EC_XXX_EXPECTATION in applicable methods<text:line-break/>I apologize for the chain you will need to connect, starting from the API calls:<text:line-break/>mclMA::declareSelfExpectation( … ) // pre-processes obs names<text:line-break/>mclMA::declareObjExpectation( … ) // pre-processes obs names<text:line-break/>declare_expectation_pp( … ) // checks for variable and EG's<text:line-break/>_ma_makeExp( … ) <text:line-break/></text:p>
        </text:list-item>
        <text:list-item>
          <text:p text:style-name="P5">make clean</text:p>
        </text:list-item>
        <text:list-item>
          <text:p text:style-name="P5">make install</text:p>
        </text:list-item>
      </text:list>
      <text:p text:style-name="Standard"/>
      <text:p text:style-name="Standard">Note: look at the code for the other expectation classes! <text:span text:style-name="T2">USE PP METHODS TO CHECK SENSOR VALUES</text:span>! PP means “PreProcessed” and your sensor names will be preprocessed in the API. In other words, self sensors will get to your violation method as “self.x”. If you use sensor_value() rather than sensor_value_pp() your code will not work proper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Schmill</meta:initial-creator>
    <meta:creation-date>2011-08-23T16:11:47</meta:creation-date>
    <dc:date>2011-10-11T11:17:45</dc:date>
    <dc:creator>Matt Schmill</dc:creator>
    <meta:editing-duration>P3DT4H12M1S</meta:editing-duration>
    <meta:editing-cycles>11</meta:editing-cycles>
    <meta:generator>LibreOffice/3.3$Unix LibreOffice_project/330m19$Build-301</meta:generator>
    <meta:document-statistic meta:table-count="0" meta:image-count="0" meta:object-count="0" meta:page-count="2" meta:paragraph-count="34" meta:word-count="408" meta:character-count="2709"/>
  </office:meta>
</office:document-meta>
</file>